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officeooo:rsid="0018ae52" officeooo:paragraph-rsid="0018ae52"/>
    </style:style>
    <style:style style:name="P2" style:family="paragraph" style:parent-style-name="Standard">
      <style:paragraph-properties fo:margin-top="0in" fo:margin-bottom="0.1965in" style:contextual-spacing="false" fo:line-height="150%"/>
      <style:text-properties style:font-name="Arial" fo:font-size="11pt" style:font-size-asian="11pt" style:font-size-complex="11pt"/>
    </style:style>
    <style:style style:name="T1" style:family="text">
      <style:text-properties fo:background-color="#cccccc" loext:char-shading-value="0"/>
    </style:style>
    <style:style style:name="T2" style:family="text">
      <style:text-properties fo:font-size="17.25pt" fo:font-weight="bold" style:font-weight-asian="bold" style:font-weight-complex="bold"/>
    </style:style>
    <style:style style:name="T3" style:family="text">
      <style:text-properties fo:font-size="13.5pt"/>
    </style:style>
    <style:style style:name="T4" style:family="text">
      <style:text-properties fo:font-size="13.5pt" fo:font-weight="bold" style:font-weight-asian="bold" style:font-weight-complex="bold"/>
    </style:style>
    <style:style style:name="T5" style:family="text">
      <style:text-properties fo:font-size="12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tab/><text:tab/><text:tab/><text:tab/><text:tab/><text:span text:style-name="T2">Order of Adjectives</text:span><text:line-break/><text:tab/><text:span text:style-name="T3">When we use more than one adjective before a noun in English, we often put the adjectives in a specific order. It can sound</text:span> <text:span text:style-name="T3">quite strange if the adjectives are in a different order. However, there are two things to remember.</text:span> <text:span text:style-name="T3">First, it's very rare to use more than three adjectives before a noun. Second, sometimes the order can be changed, usually to emphasise something.</text:span><text:line-break/><text:span text:style-name="T3">Here is the order that we generally follow:</text:span><text:line-break/><text:tab/><text:span text:style-name="T3">1.</text:span> <text:span text:style-name="T4">Opinion</text:span><text:span text:style-name="T3">: pretty, horrible, lovely</text:span><text:line-break/><text:tab/><text:span text:style-name="T3">2.</text:span> <text:span text:style-name="T4">Size</text:span><text:span text:style-name="T3">: huge, tiny, big,</text:span> <text:span text:style-name="T3">little</text:span><text:line-break/><text:tab/><text:span text:style-name="T3">3.</text:span> <text:span text:style-name="T4">Age</text:span><text:span text:style-name="T3">: old, young, new</text:span><text:line-break/><text:tab/><text:span text:style-name="T3">4.</text:span> <text:span text:style-name="T4">Shape</text:span><text:span text:style-name="T3">: round, square, triangular</text:span><text:line-break/><text:tab/><text:span text:style-name="T3">5.</text:span> <text:span text:style-name="T4">Colour</text:span><text:span text:style-name="T3">: black, red, yellow.</text:span><text:line-break/><text:tab/><text:span text:style-name="T3">6.</text:span> <text:span text:style-name="T4">Origin</text:span><text:span text:style-name="T3">: British, Chinese, French</text:span><text:line-break/><text:tab/><text:span text:style-name="T3">7.</text:span> <text:span text:style-name="T4">Material</text:span><text:span text:style-name="T3">: woollen, wooden, silk</text:span><text:line-break/><text:tab/><text:span text:style-name="T3">8.</text:span> <text:span text:style-name="T4">Purpose</text:span><text:span text:style-name="T3">: writing (paper), school (shoes)</text:span><text:line-break/><text:span text:style-name="T3">The first letter of</text:span> <text:span text:style-name="T3">these words spell</text:span> <text:span text:style-name="T3">'OSASCOMP'</text:span> <text:s/><text:span text:style-name="T3">and thinking about the word</text:span> <text:span text:style-name="T3">'osascomp'</text:span> <text:span text:style-name="T3">is a great way to remember the order of adjectives.</text:span><text:line-break/><text:span text:style-name="T3">Determiners (words like</text:span> <text:span text:style-name="T3">'a'</text:span> <text:span text:style-name="T3">or</text:span> <text:span text:style-name="T3">'some'</text:span> <text:span text:style-name="T3">or'</text:span> <text:span text:style-name="T3">several') go at the beginning. We also put adverbs like 'really'</text:span> <text:span text:style-name="T3">and</text:span> <text:span text:style-name="T3">'very'</text:span> <text:span text:style-name="T3">at the beginning,</text:span> <text:span text:style-name="T3">though after the determiners.</text:span><text:line-break/><text:span text:style-name="T3">Here are some examples:</text:span><text:line-break/><text:tab/>• <text:span text:style-name="T5">I carried a very small black suitcase.</text:span><text:line-break/><text:tab/>• <text:span text:style-name="T5">They<text:tab/> have some old French paintings.</text:span><text:line-break/><text:tab/>• <text:span text:style-name="T5">She was wearing a new red silk dress.</text:span><text:line-break/><text:tab/>• <text:span text:style-name="T5">That is a really ugly wooden chair.</text:span><text:line-break/><text:tab/>• <text:span text:style-name="T3">We bought a new round kitchen</text:span> <text:span text:style-name="T3">table.</text:span><text:line-break/><text:tab/>• <text:span text:style-name="T3">There are</text:span> <text:span text:style-name="T3">some new Chinese students in the cla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2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2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ae52" officeooo:paragraph-rsid="0018ae52"/>
    </style:style>
    <style:style style:name="MT1" style:family="text">
      <style:text-properties fo:background-color="#cccccc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uhannad Hassoun 0997606295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3:57:12.403788950</meta:creation-date>
    <dc:date>2022-10-30T16:59:38.301310802</dc:date>
    <meta:editing-duration>PT10M44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" meta:word-count="226" meta:character-count="1340" meta:non-whitespace-character-count="1092"/>
  </office:meta>
</office:document-meta>
</file>